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table:number-columns-repeated="3"/>
          <table:table-cell table:style-name="ce26" table:number-columns-repeated="2"/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436" calcext:value-type="float">
            <text:p>43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E30])" office:value-type="float" office:value="436" calcext:value-type="float">
            <text:p>436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436" calcext:value-type="float">
            <text:p>43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string" calcext:value-type="string">
            <text:p>4770-370</text:p>
          </table:table-cell>
          <table:table-cell table:number-columns-repeated="3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4"/>
          <table:table-cell table:formula="of:=SUM([.A30:.E30])" office:value-type="float" office:value="436" calcext:value-type="float">
            <text:p>436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Մհեր</text:p>
          </table:table-cell>
          <table:table-cell table:number-columns-repeated="3"/>
          <table:table-cell table:style-name="ce36"/>
          <table:table-cell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436" calcext:value-type="float">
            <text:p>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29:.E30])" office:value-type="float" office:value="436" calcext:value-type="float">
            <text:p>43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36" calcext:value-type="float">
            <text:p>436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5" office:value-type="float" office:value="436" calcext:value-type="float">
            <text:p>436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 table:style-name="ce26" table:formula="of:=SUM([.G4:.G29])" office:value-type="float" office:value="10900" calcext:value-type="float">
            <text:p>109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21000" calcext:value-type="float">
            <text:p>21000</text:p>
          </table:table-cell>
          <table:table-cell/>
          <table:table-cell table:style-name="ce2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1:09:36.574164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6T21:11:18.463811353</dc:date>
    <meta:editing-duration>P13DT7H17M3S</meta:editing-duration>
    <meta:editing-cycles>3709</meta:editing-cycles>
    <meta:generator>LibreOffice/4.2.8.2$Linux_X86_64 LibreOffice_project/420m0$Build-2</meta:generator>
    <meta:document-statistic meta:table-count="24" meta:cell-count="11356" meta:object-count="0"/>
  </office:meta>
</office:document-meta>
</file>